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62.2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zyf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table:formula="of:=CHAR(IF(CODE(LOWER([.D2]))-1&gt;122;(CODE(LOWER([.D2]))+1-26~CODE(LOWER([.D2]))+1)))" office:value-type="string" office:string-value="" calcext:value-type="string">
            <text:p/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CHAR(IF(CODE(LOWER([.D3]))+1&gt;122;(CODE(LOWER([.D3]))+1-26~CODE(LOWER([.D3]))+1)))" office:value-type="string" office:string-value="" calcext:value-type="string">
            <text:p/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CHAR(IF(CODE(LOWER([.D4]))+1&gt;122;(CODE(LOWER([.D4]))+1-26~CODE(LOWER([.D4]))+1)))" office:value-type="string" office:string-value="" calcext:value-type="string">
            <text:p/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formula="of:=CHAR(IF(CODE(LOWER([.D5]))+1&gt;122;(CODE(LOWER([.D5]))+1-26~CODE(LOWER([.D5]))+1)))" office:value-type="string" office:string-value="" calcext:value-type="string">
            <text:p/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formula="of:=CHAR(IF(CODE(LOWER([.D6]))+1&gt;122;(CODE(LOWER([.D6]))+1-26~CODE(LOWER([.D6]))+1)))" office:value-type="string" office:string-value="" calcext:value-type="string">
            <text:p/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formula="of:=CHAR(IF(CODE(LOWER([.D7]))+1&gt;122;(CODE(LOWER([.D7]))+1-26~CODE(LOWER([.D7]))+1)))" office:value-type="string" office:string-value="" calcext:value-type="string">
            <text:p/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formula="of:=CHAR(IF(CODE(LOWER([.D8]))+1&gt;122;(CODE(LOWER([.D8]))+1-26~CODE(LOWER([.D8]))+1)))" office:value-type="string" office:string-value="" calcext:value-type="string">
            <text:p/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CHAR(IF(CODE(LOWER([.D9]))+1&gt;122;(CODE(LOWER([.D9]))+1-26~CODE(LOWER([.D9]))+1)))" office:value-type="string" office:string-value="" calcext:value-type="string">
            <text:p/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CHAR(IF(CODE(LOWER([.D10]))+1&gt;122;(CODE(LOWER([.D10]))+1-26~CODE(LOWER([.D10]))+1)))" office:value-type="string" office:string-value="" calcext:value-type="string">
            <text:p/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formula="of:=CHAR(IF(CODE(LOWER([.D11]))+1&gt;122;(CODE(LOWER([.D11]))+1-26~CODE(LOWER([.D11]))+1)))" office:value-type="string" office:string-value="" calcext:value-type="string">
            <text:p/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CHAR(IF(CODE(LOWER([.D12]))+1&gt;122;(CODE(LOWER([.D12]))+1-26~CODE(LOWER([.D12]))+1)))" office:value-type="string" office:string-value="" calcext:value-type="string">
            <text:p/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EFGH</text:p>
          </table:table-cell>
          <table:table-cell office:value-type="string" calcext:value-type="string">
            <text:p>IJKL</text:p>
          </table:table-cell>
          <table:table-cell office:value-type="string" calcext:value-type="string">
            <text:p>MNOP</text:p>
          </table:table-cell>
          <table:table-cell office:value-type="string" calcext:value-type="string">
            <text:p>QRST</text:p>
          </table:table-cell>
          <table:table-cell office:value-type="string" calcext:value-type="string">
            <text:p>UVWX</text:p>
          </table:table-cell>
          <table:table-cell office:value-type="string" calcext:value-type="string">
            <text:p>Y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UCZ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</text:p>
          </table:table-cell>
          <table:table-cell table:formula="of:=CHAR(IF(CODE([.A15])+[.B14];(CODE([.A15])+[.B14]~CODE([.A15])+1)))" office:value-type="string" office:string-value="" calcext:value-type="error">
            <text:p>Błąd: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02:11.185234366</meta:creation-date>
    <dc:date>2020-02-20T11:40:25.878858160</dc:date>
    <meta:editing-duration>PT6M13S</meta:editing-duration>
    <meta:editing-cycles>3</meta:editing-cycles>
    <meta:generator>LibreOffice/6.0.7.3$Linux_X86_64 LibreOffice_project/00m0$Build-3</meta:generator>
    <meta:document-statistic meta:table-count="1" meta:cell-count="100" meta:object-count="0"/>
  </office:meta>
</office:document-meta>
</file>